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34b" officeooo:paragraph-rsid="0015934b"/>
    </style:style>
    <style:style style:name="P2" style:family="paragraph" style:parent-style-name="Standard">
      <style:text-properties officeooo:paragraph-rsid="0015934b"/>
    </style:style>
    <style:style style:name="P3" style:family="paragraph" style:parent-style-name="Standard" style:list-style-name="L1">
      <style:text-properties officeooo:rsid="001673f6" officeooo:paragraph-rsid="001673f6"/>
    </style:style>
    <style:style style:name="P4" style:family="paragraph" style:parent-style-name="Standard" style:list-style-name="L1">
      <style:text-properties officeooo:rsid="00177790" officeooo:paragraph-rsid="00177790"/>
    </style:style>
    <style:style style:name="P5" style:family="paragraph" style:parent-style-name="Standard" style:list-style-name="L1">
      <style:text-properties officeooo:rsid="0017a10d" officeooo:paragraph-rsid="0017a10d"/>
    </style:style>
    <style:style style:name="P6" style:family="paragraph" style:parent-style-name="Standard" style:list-style-name="L1">
      <style:text-properties officeooo:rsid="0017bc77" officeooo:paragraph-rsid="0017bc77"/>
    </style:style>
    <style:style style:name="P7" style:family="paragraph" style:parent-style-name="Standard">
      <style:text-properties fo:font-weight="bold" officeooo:paragraph-rsid="0015934b" style:font-weight-asian="bold" style:font-weight-complex="bold"/>
    </style:style>
    <style:style style:name="P8" style:family="paragraph" style:parent-style-name="Standard">
      <style:text-properties fo:font-weight="bold" officeooo:rsid="0020b49d" officeooo:paragraph-rsid="0020b49d" style:font-weight-asian="bold" style:font-weight-complex="bold"/>
    </style:style>
    <style:style style:name="P9" style:family="paragraph" style:parent-style-name="Standard">
      <style:text-properties fo:font-weight="bold" officeooo:rsid="0025acdb" officeooo:paragraph-rsid="0025acdb" style:font-weight-asian="bold" style:font-weight-complex="bold"/>
    </style:style>
    <style:style style:name="P10" style:family="paragraph" style:parent-style-name="Standard" style:list-style-name="L2">
      <style:text-properties officeooo:rsid="001cd804" officeooo:paragraph-rsid="001cd804"/>
    </style:style>
    <style:style style:name="P11" style:family="paragraph" style:parent-style-name="Standard">
      <style:text-properties officeooo:rsid="00208fa6" officeooo:paragraph-rsid="00208fa6"/>
    </style:style>
    <style:style style:name="P12" style:family="paragraph" style:parent-style-name="Standard">
      <style:text-properties officeooo:rsid="00208fa6" officeooo:paragraph-rsid="0017bc77"/>
    </style:style>
    <style:style style:name="P13" style:family="paragraph" style:parent-style-name="Standard" style:list-style-name="L3">
      <style:text-properties officeooo:rsid="0020b49d" officeooo:paragraph-rsid="0020b49d"/>
    </style:style>
    <style:style style:name="P14" style:family="paragraph" style:parent-style-name="Standard" style:list-style-name="L3">
      <style:text-properties officeooo:rsid="0021f214" officeooo:paragraph-rsid="0021f214"/>
    </style:style>
    <style:style style:name="P15" style:family="paragraph" style:parent-style-name="Standard" style:list-style-name="L3">
      <style:text-properties officeooo:rsid="0023d59d" officeooo:paragraph-rsid="0023d59d"/>
    </style:style>
    <style:style style:name="P16" style:family="paragraph" style:parent-style-name="Standard">
      <style:text-properties officeooo:rsid="0023d59d" officeooo:paragraph-rsid="0023d59d"/>
    </style:style>
    <style:style style:name="P17" style:family="paragraph" style:parent-style-name="Standard" style:list-style-name="L4">
      <style:text-properties fo:font-weight="normal" officeooo:rsid="00291d9a" officeooo:paragraph-rsid="00291d9a" style:font-weight-asian="normal" style:font-weight-complex="normal"/>
    </style:style>
    <style:style style:name="P18" style:family="paragraph" style:parent-style-name="Standard">
      <style:text-properties fo:font-weight="normal" officeooo:rsid="00291d9a" officeooo:paragraph-rsid="00291d9a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299106" officeooo:paragraph-rsid="00299106" style:font-weight-asian="normal" style:font-weight-complex="normal"/>
    </style:style>
    <style:style style:name="P20" style:family="paragraph" style:parent-style-name="Standard">
      <style:text-properties fo:font-weight="normal" officeooo:rsid="0029d526" officeooo:paragraph-rsid="0029d526" style:font-weight-asian="normal" style:font-weight-complex="normal"/>
    </style:style>
    <style:style style:name="P21" style:family="paragraph" style:parent-style-name="Standard" style:list-style-name="L5">
      <style:text-properties fo:font-weight="normal" officeooo:rsid="002a3788" officeooo:paragraph-rsid="002a3788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2a681d" officeooo:paragraph-rsid="002a681d" style:font-weight-asian="normal" style:font-weight-complex="normal"/>
    </style:style>
    <style:style style:name="P23" style:family="paragraph" style:parent-style-name="Standard" style:list-style-name="L5">
      <style:text-properties fo:font-weight="normal" officeooo:rsid="002a7646" officeooo:paragraph-rsid="002a7646" style:font-weight-asian="normal" style:font-weight-complex="normal"/>
    </style:style>
    <style:style style:name="P24" style:family="paragraph" style:parent-style-name="Standard" style:list-style-name="L4">
      <style:text-properties fo:font-weight="normal" officeooo:paragraph-rsid="00299106"/>
    </style:style>
    <style:style style:name="P25" style:family="paragraph" style:parent-style-name="Standard" style:list-style-name="L5">
      <style:text-properties fo:color="#d4d4d4" style:font-name="Droid Sans Mono" fo:font-size="8.39999961853027pt" fo:font-weight="normal" officeooo:rsid="002a7646" officeooo:paragraph-rsid="002a7646" fo:background-color="#1e1e1e" style:font-weight-asian="normal" style:font-weight-complex="normal"/>
    </style:style>
    <style:style style:name="T1" style:family="text">
      <style:text-properties officeooo:rsid="001673f6"/>
    </style:style>
    <style:style style:name="T2" style:family="text">
      <style:text-properties officeooo:rsid="0015934b"/>
    </style:style>
    <style:style style:name="T3" style:family="text">
      <style:text-properties officeooo:rsid="0023d59d"/>
    </style:style>
    <style:style style:name="T4" style:family="text">
      <style:text-properties fo:color="#d4d4d4" style:font-name="Droid Sans Mono" fo:font-size="8.39999961853027pt" fo:background-color="#1e1e1e" loext:char-shading-value="0"/>
    </style:style>
    <style:style style:name="T5" style:family="text">
      <style:text-properties fo:color="#ce9178"/>
    </style:style>
    <style:style style:name="T6" style:family="text">
      <style:text-properties fo:color="#ce9178" style:font-name="Droid Sans Mono" fo:font-size="8.39999961853027pt" fo:background-color="#1e1e1e" loext:char-shading-value="0"/>
    </style:style>
    <style:style style:name="T7" style:family="text">
      <style:text-properties officeooo:rsid="00299106" style:font-weight-asian="normal" style:font-weight-complex="normal"/>
    </style:style>
    <style:style style:name="T8" style:family="text">
      <style:text-properties officeooo:rsid="0029d526" style:font-weight-asian="normal" style:font-weight-complex="normal"/>
    </style:style>
    <style:style style:name="T9" style:family="text">
      <style:text-properties officeooo:rsid="002a76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ement Steps:</text:p>
      <text:p text:style-name="P1"/>
      <text:p text:style-name="P7"><text:span text:style-name="T2">Step 1 : </text:span><text:span text:style-name="T1">Combining</text:span><text:span text:style-name="T2"> React </text:span><text:span text:style-name="T1">and</text:span><text:span text:style-name="T2"> Django Project</text:span></text:p>
      <text:p text:style-name="P2"/>
      <text:list xml:id="list138743284" text:style-name="L1">
        <text:list-item>
          <text:p text:style-name="P3">Turn off both React and Django servers.</text:p>
        </text:list-item>
        <text:list-item>
          <text:p text:style-name="P3">Add frontend folder into backend folder</text:p>
        </text:list-item>
        <text:list-item>
          <text:p text:style-name="P3">Creating Static files.</text:p>
          <text:p text:style-name="P3">It will take all backend and frontend file and turn them into static assests.</text:p>
          <text:p text:style-name="P4">(img)</text:p>
        </text:list-item>
        <text:list-item>
          <text:p text:style-name="P4">Pointing Django project to index.html</text:p>
          <text:p text:style-name="P4">make changes in settings.py file -&gt; ‘DIRS’ list as shown (img)</text:p>
        </text:list-item>
        <text:list-item>
          <text:p text:style-name="P5">In urls.py file, from django.views.generic import TemplateView and add path in urlpatterns as shown below.(img)</text:p>
        </text:list-item>
        <text:list-item>
          <text:p text:style-name="P5">In settings.py file make changes as below,(img)</text:p>
        </text:list-item>
        <text:list-item>
          <text:p text:style-name="P6">start django server and now we will be able to see react app on port 8000</text:p>
        </text:list-item>
      </text:list>
      <text:p text:style-name="P12"/>
      <text:p text:style-name="P11"/>
      <text:p text:style-name="P8">Step <text:span text:style-name="T3">2</text:span> : Setting up Postgres database on AWS</text:p>
      <text:list xml:id="list3555449432" text:style-name="L3">
        <text:list-item>
          <text:p text:style-name="P13">Select Relational Database service(RDS) from AWS.</text:p>
        </text:list-item>
        <text:list-item>
          <text:p text:style-name="P13">Click on Create Database</text:p>
        </text:list-item>
        <text:list-item>
          <text:p text:style-name="P13">Choose ‘Standard Create’ in Choose a database creation method.</text:p>
        </text:list-item>
        <text:list-item>
          <text:p text:style-name="P13">Select PostgreSQL in Engine Option</text:p>
        </text:list-item>
        <text:list-item>
          <text:p text:style-name="P14">Select Free Tier in Templates</text:p>
        </text:list-item>
        <text:list-item>
          <text:p text:style-name="P14">Enter DB instance identifier as ‘petpalace-identifier’ Master username ‘tushar’ and password</text:p>
        </text:list-item>
        <text:list-item>
          <text:p text:style-name="P14">In connectivity section Select Yes for Public Access.</text:p>
        </text:list-item>
        <text:list-item>
          <text:p text:style-name="P14">Click create database.</text:p>
        </text:list-item>
        <text:list-item>
          <text:p text:style-name="P15">Update Endpoint in settings.py file</text:p>
        </text:list-item>
        <text:list-item>
          <text:p text:style-name="P15">And run </text:p>
          <text:p text:style-name="P15">python manage.py migrate</text:p>
        </text:list-item>
        <text:list-item>
          <text:p text:style-name="P15">Create super user by </text:p>
          <text:p text:style-name="P15">python manage.py createsuperuser</text:p>
        </text:list-item>
      </text:list>
      <text:p text:style-name="P16"/>
      <text:p text:style-name="P9">Step 3 : Storing Files on AWS S3.</text:p>
      <text:list xml:id="list2272005282" text:style-name="L4">
        <text:list-item>
          <text:p text:style-name="P17">Click on create bucket.(Img)</text:p>
        </text:list-item>
        <text:list-item>
          <text:p text:style-name="P17">Uncheck block all public access</text:p>
        </text:list-item>
        <text:list-item>
          <text:p text:style-name="P17">click on create bucket</text:p>
        </text:list-item>
        <text:list-item>
          <text:p text:style-name="P17">Creating Bucket Policy (Img)</text:p>
        </text:list-item>
        <text:list-item>
          <text:p text:style-name="P19">To serve images we need to install some packages (img)</text:p>
          <text:p text:style-name="P19">pip install django-storages</text:p>
          <text:p text:style-name="P19">pip install boto3 – used for django storages</text:p>
        </text:list-item>
        <text:list-item>
          <text:p text:style-name="P24"><text:span text:style-name="T7">In settings.py file add ‘storages’ in INSTALLED_APPS </text:span><text:span text:style-name="T8">and at the end of file add </text:span><text:span text:style-name="T4">DEFAULT_FILE_STORAGE = </text:span><text:span text:style-name="T6">'storages.backends.s3boto3.S3Boto3Storage'</text:span></text:p>
        </text:list-item>
        <text:list-item>
          <text:p text:style-name="P19"/>
        </text:list-item>
      </text:list>
      <text:p text:style-name="P18"/>
      <text:p text:style-name="P20">Step 4 : Deploying on Heroku</text:p>
      <text:list xml:id="list2815437970" text:style-name="L5">
        <text:list-item>
          <text:p text:style-name="P21">Select Create new app and give unique name to app and select appropriate region and click on Create app</text:p>
        </text:list-item>
        <text:list-item>
          <text:p text:style-name="P22">Under setting tab select Buildpack (language for developement).</text:p>
        </text:list-item>
        <text:list-item>
          <text:p text:style-name="P22">In settings.py file set DEBUG to False, <text:span text:style-name="T9">it will not show complete error message to end user if the link has any errors in it while its in production.</text:span></text:p>
        </text:list-item>
        <text:list-item>
          <text:p text:style-name="P23">Add local host path i.e. 127.0.0.1, ‘localhost’ in ALLOWED_HOST </text:p>
          <text:p text:style-name="P25">ALLOWED_HOSTS = [<text:span text:style-name="T5">'127.0.0.1'</text:span>, <text:span text:style-name="T5">'localhost'</text:span>]</text:p>
        </text:list-item>
        <text:list-item>
          <text:p text:style-name="P23"/>
        </text:list-item>
      </text:list>
      <text:p text:style-name="P9"><text:soft-page-break/></text:p>
      <text:list xml:id="list209156615" text:style-name="L2">
        <text:list-header>
          <text:p text:style-name="P10"/>
        </text:list-header>
      </text:list>
      <text:list xml:id="list33603221024078" text:continue-list="list138743284" text:style-name="L1">
        <text:list-header>
          <text:p text:style-name="P6"/>
        </text:list-header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1T02:56:49.477059210</meta:creation-date>
    <dc:date>2021-08-02T03:36:00.945327412</dc:date>
    <meta:editing-duration>PT2H1M1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349" meta:character-count="2003" meta:non-whitespace-character-count="1731"/>
  </office:meta>
</office:document-meta>
</file>